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" style:family="table-cell" style:parent-style-name="Default"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 table:number-columns-repeated="2"/>
          <table:table-cell office:value-type="string">
            <text:p>Caractéristique </text:p>
          </table:table-cell>
          <table:table-cell office:value-type="string">
            <text:p><text:s/>Chef de projet en France</text:p>
          </table:table-cell>
          <table:table-cell/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</table:table-row>
        <table:table-row table:style-name="ro1">
          <table:table-cell/>
          <table:table-cell table:style-name="ce2" office:value-type="currency" office:currency="EUR" office:value="2275">
            <text:p>2 275,00 €</text:p>
          </table:table-cell>
          <table:table-cell table:style-name="ce2" office:value-type="currency" office:currency="EUR" office:value="15">
            <text:p>15,00 €</text:p>
          </table:table-cell>
          <table:table-cell table:style-name="ce1" table:number-columns-repeated="2"/>
          <table:table-cell table:style-name="ce2" office:value-type="currency" office:currency="EUR" office:value="5000">
            <text:p>5 000,00 €</text:p>
          </table:table-cell>
          <table:table-cell table:style-name="ce6" office:value-type="currency" office:currency="EUR" office:value="32.93">
            <text:p>32,93 €</text:p>
          </table:table-cell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8">
            <text:p>0,008</text:p>
          </table:table-cell>
          <table:table-cell table:style-name="ce1" table:formula="of:=[.B6]*24" office:value-type="float" office:value="0.192">
            <text:p>0,19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1" table:formula="of:=[.C6]*[.D6]*15 + IF([.E6]=&quot;x&quot;; 32.93 ; 0)*[.C6]" office:value-type="float" office:value="12.08256">
            <text:p>12,082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71">
            <text:p>0,071</text:p>
          </table:table-cell>
          <table:table-cell table:style-name="ce1" table:formula="of:=[.B7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7]*[.D7]*15 + IF([.E7]=&quot;x&quot;; 32.93 ; 0)*[.C7]" office:value-type="float" office:value="25.56">
            <text:p>25,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35">
            <text:p>0,035</text:p>
          </table:table-cell>
          <table:table-cell table:style-name="ce1" table:formula="of:=[.B8]*24" office:value-type="float" office:value="0.84">
            <text:p>0,8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formula="of:=[.C8]*[.D8]*15 + IF([.E8]=&quot;x&quot;; 32.93 ; 0)*[.C8]" office:value-type="float" office:value="40.2612">
            <text:p>40,26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14">
            <text:p>0,214</text:p>
          </table:table-cell>
          <table:table-cell table:style-name="ce1" table:formula="of:=[.B9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9]*[.D9]*15 + IF([.E9]=&quot;x&quot;; 32.93 ; 0)*[.C9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214">
            <text:p>0,214</text:p>
          </table:table-cell>
          <table:table-cell table:style-name="ce1" table:formula="of:=[.B10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10]*[.D10]*15 + IF([.E10]=&quot;x&quot;; 32.93 ; 0)*[.C10]" office:value-type="float" office:value="169.12848">
            <text:p>169,1284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71">
            <text:p>0,071</text:p>
          </table:table-cell>
          <table:table-cell table:style-name="ce1" table:formula="of:=[.B11]*24" office:value-type="float" office:value="1.704">
            <text:p>1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1]*[.D11]*15 + IF([.E11]=&quot;x&quot;; 32.93 ; 0)*[.C11]" office:value-type="float" office:value="25.56">
            <text:p>25,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238">
            <text:p>0,238</text:p>
          </table:table-cell>
          <table:table-cell table:style-name="ce1" table:formula="of:=[.B12]*24" office:value-type="float" office:value="5.712">
            <text:p>5,71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x</text:p>
          </table:table-cell>
          <table:table-cell table:style-name="ce1" table:formula="of:=[.C12]*[.D12]*15 + IF([.E12]=&quot;x&quot;; 32.93 ; 0)*[.C12]" office:value-type="float" office:value="359.45616">
            <text:p>359,456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429">
            <text:p>0,429</text:p>
          </table:table-cell>
          <table:table-cell table:style-name="ce1" table:formula="of:=[.B13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3]*[.D13]*15 + IF([.E13]=&quot;x&quot;; 32.93 ; 0)*[.C13]" office:value-type="float" office:value="154.44">
            <text:p>154,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571">
            <text:p>0,571</text:p>
          </table:table-cell>
          <table:table-cell table:style-name="ce1" table:formula="of:=[.B14]*24" office:value-type="float" office:value="13.704">
            <text:p>13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4]*[.D14]*15 + IF([.E14]=&quot;x&quot;; 32.93 ; 0)*[.C14]" office:value-type="float" office:value="205.56">
            <text:p>205,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571">
            <text:p>0,571</text:p>
          </table:table-cell>
          <table:table-cell table:style-name="ce1" table:formula="of:=[.B15]*24" office:value-type="float" office:value="13.704">
            <text:p>13,70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5]*[.D15]*15 + IF([.E15]=&quot;x&quot;; 32.93 ; 0)*[.C15]" office:value-type="float" office:value="205.56">
            <text:p>205,5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286">
            <text:p>0,286</text:p>
          </table:table-cell>
          <table:table-cell table:style-name="ce1" table:formula="of:=[.B16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6]*[.D16]*15 + IF([.E16]=&quot;x&quot;; 32.93 ; 0)*[.C16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7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7]*[.D17]*15 + IF([.E17]=&quot;x&quot;; 32.93 ; 0)*[.C17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3">
            <text:p>0,143</text:p>
          </table:table-cell>
          <table:table-cell table:style-name="ce1" table:formula="of:=[.B18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8]*[.D18]*15 + IF([.E18]=&quot;x&quot;; 32.93 ; 0)*[.C18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286">
            <text:p>0,286</text:p>
          </table:table-cell>
          <table:table-cell table:style-name="ce1" table:formula="of:=[.B19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19]*[.D19]*15 + IF([.E19]=&quot;x&quot;; 32.93 ; 0)*[.C19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0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0]*[.D20]*15 + IF([.E20]=&quot;x&quot;; 32.93 ; 0)*[.C20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43">
            <text:p>0,143</text:p>
          </table:table-cell>
          <table:table-cell table:style-name="ce1" table:formula="of:=[.B2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1]*[.D21]*15 + IF([.E21]=&quot;x&quot;; 32.93 ; 0)*[.C21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5">
            <text:p>0,5</text:p>
          </table:table-cell>
          <table:table-cell table:style-name="ce1" table:formula="of:=[.B22]*24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2]*[.D22]*15 + IF([.E22]=&quot;x&quot;; 32.93 ; 0)*[.C22]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286">
            <text:p>0,286</text:p>
          </table:table-cell>
          <table:table-cell table:style-name="ce1" table:formula="of:=[.B23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3]*[.D23]*15 + IF([.E23]=&quot;x&quot;; 32.93 ; 0)*[.C23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86">
            <text:p>0,286</text:p>
          </table:table-cell>
          <table:table-cell table:style-name="ce1" table:formula="of:=[.B24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4]*[.D24]*15 + IF([.E24]=&quot;x&quot;; 32.93 ; 0)*[.C24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43">
            <text:p>0,143</text:p>
          </table:table-cell>
          <table:table-cell table:style-name="ce1" table:formula="of:=[.B25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5]*[.D25]*15 + IF([.E25]=&quot;x&quot;; 32.93 ; 0)*[.C25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43">
            <text:p>0,143</text:p>
          </table:table-cell>
          <table:table-cell table:style-name="ce1" table:formula="of:=[.B26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6]*[.D26]*15 + IF([.E26]=&quot;x&quot;; 32.93 ; 0)*[.C26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286">
            <text:p>0,286</text:p>
          </table:table-cell>
          <table:table-cell table:style-name="ce1" table:formula="of:=[.B27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7]*[.D27]*15 + IF([.E27]=&quot;x&quot;; 32.93 ; 0)*[.C27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286">
            <text:p>0,286</text:p>
          </table:table-cell>
          <table:table-cell table:style-name="ce1" table:formula="of:=[.B28]*24" office:value-type="float" office:value="6.864">
            <text:p>6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8]*[.D28]*15 + IF([.E28]=&quot;x&quot;; 32.93 ; 0)*[.C28]" office:value-type="float" office:value="102.96">
            <text:p>102,9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43">
            <text:p>0,143</text:p>
          </table:table-cell>
          <table:table-cell table:style-name="ce1" table:formula="of:=[.B29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29]*[.D29]*15 + IF([.E29]=&quot;x&quot;; 32.93 ; 0)*[.C29]" office:value-type="float" office:value="51.48">
            <text:p>51,4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429">
            <text:p>0,429</text:p>
          </table:table-cell>
          <table:table-cell table:style-name="ce1" table:formula="of:=[.B30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0]*[.D30]*15 + IF([.E30]=&quot;x&quot;; 32.93 ; 0)*[.C30]" office:value-type="float" office:value="154.44">
            <text:p>154,44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float" office:value="0.214">
            <text:p>0,214</text:p>
          </table:table-cell>
          <table:table-cell table:style-name="ce1" table:formula="of:=[.B31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style-name="ce1" table:formula="of:=[.C31]*[.D31]*15 + IF([.E31]=&quot;x&quot;; 32.93 ; 0)*[.C31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214">
            <text:p>0,214</text:p>
          </table:table-cell>
          <table:table-cell table:style-name="ce1" table:formula="of:=[.B32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2]*[.D32]*15 + IF([.E32]=&quot;x&quot;; 32.93 ; 0)*[.C32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214">
            <text:p>0,214</text:p>
          </table:table-cell>
          <table:table-cell table:style-name="ce1" table:formula="of:=[.B33]*24" office:value-type="float" office:value="5.136">
            <text:p>5,13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3]*[.D33]*15 + IF([.E33]=&quot;x&quot;; 32.93 ; 0)*[.C33]" office:value-type="float" office:value="77.04">
            <text:p>77,0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19">
            <text:p>0,19</text:p>
          </table:table-cell>
          <table:table-cell table:style-name="ce1" table:formula="of:=[.B34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4]*[.D34]*15 + IF([.E34]=&quot;x&quot;; 32.93 ; 0)*[.C34]" office:value-type="float" office:value="68.4">
            <text:p>68,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036">
            <text:p>0,036</text:p>
          </table:table-cell>
          <table:table-cell table:style-name="ce1" table:formula="of:=[.B35]*24" office:value-type="float" office:value="0.864">
            <text:p>0,864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5]*[.D35]*15 + IF([.E35]=&quot;x&quot;; 32.93 ; 0)*[.C35]" office:value-type="float" office:value="12.96">
            <text:p>12,9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float" office:value="0.071">
            <text:p>0,071</text:p>
          </table:table-cell>
          <table:table-cell table:style-name="ce1" table:formula="of:=[.B36]*24" office:value-type="float" office:value="1.704">
            <text:p>1,70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1" table:formula="of:=[.C36]*[.D36]*15 + IF([.E36]=&quot;x&quot;; 32.93 ; 0)*[.C36]" office:value-type="float" office:value="56.11272">
            <text:p>56,1127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float" office:value="0.429">
            <text:p>0,429</text:p>
          </table:table-cell>
          <table:table-cell table:style-name="ce1" table:formula="of:=[.B37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7]*[.D37]*15 + IF([.E37]=&quot;x&quot;; 32.93 ; 0)*[.C37]" office:value-type="float" office:value="154.44">
            <text:p>154,4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float" office:value="0.143">
            <text:p>0,143</text:p>
          </table:table-cell>
          <table:table-cell table:style-name="ce1" table:formula="of:=[.B38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[.C38]*[.D38]*15 + IF([.E38]=&quot;x&quot;; 32.93 ; 0)*[.C38]" office:value-type="float" office:value="51.48">
            <text:p>51,48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4"/>
          <table:table-cell table:style-name="ce4" office:value-type="string">
            <text:p>prix total : </text:p>
          </table:table-cell>
          <table:table-cell table:style-name="ce5" table:formula="of:=SUM([.F6:.F38])" office:value-type="float" office:value="3161.72112">
            <text:p>3161,72112</text:p>
          </table:table-cell>
          <table:table-cell office:value-type="string">
            <text:p>€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7/05/2023</text:date>, <text:time>20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5-27T20:25:34.74</dc:date>
    <meta:editing-duration>PT4H26M46S</meta:editing-duration>
    <meta:editing-cycles>7</meta:editing-cycles>
    <meta:generator>OpenOffice/4.1.13$Win32 OpenOffice.org_project/4113m1$Build-9810</meta:generator>
    <dc:creator>Robin Fligitter</dc:creator>
    <meta:document-statistic meta:table-count="1" meta:cell-count="221" meta:object-count="0"/>
  </office:meta>
</office:document-meta>
</file>